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2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cm" fo:min-width="4.3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24pt" style:font-size-asian="24pt" style:font-size-complex="24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09cm" svg:height="2.618cm" svg:x="10cm" svg:y="25.2cm">
          <draw:text-box>
            <text:p><text:span text:style-name="T1">£100</text:span></text:p>
          </draw:text-box>
        </draw:frame>
        <draw:frame draw:style-name="gr1" draw:text-style-name="P2" draw:layer="layout" svg:width="11.471cm" svg:height="1.195cm" svg:x="15.5cm" svg:y="25.918cm">
          <draw:text-box>
            <text:p><text:span text:style-name="T2">per home is our target to fix it</text:span></text:p>
          </draw:text-box>
        </draw:frame>
        <draw:frame draw:style-name="gr1" draw:text-style-name="P4" draw:layer="layout" svg:width="13.875cm" svg:height="2.139cm" svg:x="10.5cm" svg:y="36.843cm">
          <draw:text-box>
            <text:p text:style-name="P3"><text:span text:style-name="T2">In passing we have created</text:span></text:p>
            <text:p text:style-name="P3"><text:span text:style-name="T2">an open, cheap, reliable, low-power</text:span></text:p>
          </draw:text-box>
        </draw:frame>
        <draw:frame draw:style-name="gr2" draw:layer="layout" svg:width="7cm" svg:height="4.517cm" svg:x="36cm" svg:y="8.8cm">
          <draw:text-box>
            <text:p>Cheap as chips can be<text:line-break/>it must be IoT<text:line-break/>(in a speech bubble, something more pithy?)</text:p>
            <text:p/>
          </draw:text-box>
        </draw:frame>
        <draw:frame draw:style-name="gr3" draw:text-style-name="P1" draw:layer="layout" svg:width="5.209cm" svg:height="2.7cm" svg:x="9.591cm" svg:y="21.3cm">
          <draw:text-box>
            <text:p><text:span text:style-name="T1">£6bn</text:span></text:p>
          </draw:text-box>
        </draw:frame>
        <draw:frame draw:style-name="gr4" draw:text-style-name="P6" draw:layer="layout" svg:width="11.708cm" svg:height="2.139cm" svg:x="15.916cm" svg:y="21.5cm">
          <draw:text-box>
            <text:p text:style-name="P5"><text:span text:style-name="T2">Is needlessly paid to energy </text:span><text:span text:style-name="T2"><text:line-break/></text:span><text:span text:style-name="T2">companies in the UK annually</text:span></text:p>
          </draw:text-box>
        </draw:frame>
        <draw:frame draw:style-name="gr1" draw:text-style-name="P1" draw:layer="layout" svg:width="6.386cm" svg:height="2.618cm" svg:x="18.5cm" svg:y="28.7cm">
          <draw:text-box>
            <text:p><text:span text:style-name="T1">26.5m</text:span></text:p>
          </draw:text-box>
        </draw:frame>
        <draw:frame draw:style-name="gr1" draw:text-style-name="P2" draw:layer="layout" svg:width="7.424cm" svg:height="2.139cm" svg:x="8.867cm" svg:y="29.305cm">
          <draw:text-box>
            <text:p text:style-name="P5"><text:span text:style-name="T2">UK houses extant </text:span><text:span text:style-name="T2"><text:line-break/></text:span><text:span text:style-name="T2">in 2050</text:span></text:p>
          </draw:text-box>
        </draw:frame>
        <draw:line draw:style-name="gr5" draw:text-style-name="P3" draw:layer="layout" svg:x1="39.4cm" svg:y1="15.3cm" svg:x2="25.7cm" svg:y2="37.4cm">
          <text:p/>
        </draw:line>
        <draw:frame draw:style-name="gr1" draw:text-style-name="P7" draw:layer="layout" svg:width="4.875cm" svg:height="1.352cm" svg:x="14.934cm" svg:y="9.1cm">
          <draw:text-box>
            <text:p><text:span text:style-name="T3">OpenTRV</text:span></text:p>
          </draw:text-box>
        </draw:frame>
        <draw:frame draw:style-name="gr6" draw:text-style-name="P7" draw:layer="layout" svg:width="14.485cm" svg:height="1.352cm" svg:x="10.705cm" svg:y="10.552cm">
          <draw:text-box>
            <text:p><text:span text:style-name="T3">From Rads to (IoT Data) Riches</text:span></text:p>
          </draw:text-box>
        </draw:frame>
        <draw:frame draw:style-name="gr1" draw:text-style-name="P1" draw:layer="layout" svg:width="4.74cm" svg:height="2.618cm" svg:x="10.205cm" svg:y="14.052cm">
          <draw:text-box>
            <text:p><text:span text:style-name="T1">60%</text:span></text:p>
          </draw:text-box>
        </draw:frame>
        <draw:frame draw:style-name="gr1" draw:text-style-name="P1" draw:layer="layout" svg:width="11.801cm" svg:height="2.618cm" svg:x="15.041cm" svg:y="17.234cm">
          <draw:text-box>
            <text:p><text:span text:style-name="T1">half wasted!</text:span></text:p>
          </draw:text-box>
        </draw:frame>
        <draw:frame draw:style-name="gr1" draw:text-style-name="P2" draw:layer="layout" svg:width="11.708cm" svg:height="3.083cm" svg:x="15.505cm" svg:y="14.152cm">
          <draw:text-box>
            <text:p><text:span text:style-name="T2">of typical UK home energy bill</text:span></text:p>
            <text:p><text:span text:style-name="T2">and </text:span><text:span text:style-name="T4">carbon footprint*</text:span></text:p>
            <text:p><text:span text:style-name="T2">is for space heating </text:span></text:p>
          </draw:text-box>
        </draw:frame>
        <draw:frame draw:style-name="gr1" draw:text-style-name="P2" draw:layer="layout" svg:width="4.833cm" svg:height="2.139cm" svg:x="9.905cm" svg:y="17.557cm">
          <draw:text-box>
            <text:p text:style-name="P5"><text:span text:style-name="T2"><text:s/></text:span><text:span text:style-name="T2">which is</text:span></text:p>
            <text:p text:style-name="P5"><text:span text:style-name="T2">as much as</text:span></text:p>
          </draw:text-box>
        </draw:frame>
        <draw:frame draw:style-name="gr1" draw:text-style-name="P4" draw:layer="layout" svg:width="12.978cm" svg:height="4.027cm" svg:x="11.039cm" svg:y="40.2cm">
          <draw:text-box>
            <text:p text:style-name="P3"><text:span text:style-name="T2">with radio, security,</text:span></text:p>
            <text:p text:style-name="P3"><text:span text:style-name="T2">and even energy harvesting</text:span></text:p>
            <text:p text:style-name="P3"><text:span text:style-name="T2">under development,</text:span></text:p>
            <text:p text:style-name="P3"><text:span text:style-name="T2">for fit-and-forget, cheap-as-chips!</text:span></text:p>
          </draw:text-box>
        </draw:frame>
        <draw:frame draw:style-name="gr1" draw:layer="layout" svg:width="9.29cm" svg:height="0.962cm" svg:x="24.81cm" svg:y="16.3cm">
          <draw:text-box>
            <text:p>*10% of UK footprint, 8% of E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on Hart-Davis</meta:initial-creator>
    <meta:creation-date>2014-10-13T13:21:29.029174000</meta:creation-date>
    <meta:generator>LibreOffice/4.2.4.2$MacOSX_x86 LibreOffice_project/63150712c6d317d27ce2db16eb94c2f3d7b699f8</meta:generator>
    <dc:date>2014-10-13T14:47:15.320031000</dc:date>
    <dc:creator>Damon Hart-Davis</dc:creator>
    <meta:editing-duration>PT14M25S</meta:editing-duration>
    <meta:editing-cycles>10</meta:editing-cycles>
    <meta:document-statistic meta:object-count="17"/>
  </office:meta>
</office:document-meta>
</file>